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nd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vendor_id </text:p>
          </table:table-cell>
          <table:table-cell office:value-type="string" calcext:value-type="string">
            <text:p>vendor_name </text:p>
          </table:table-cell>
          <table:table-cell office:value-type="string" calcext:value-type="string">
            <text:p>vendor_phone </text:p>
          </table:table-cell>
          <table:table-cell office:value-type="string" calcext:value-type="string">
            <text:p>vender_email</text:p>
          </table:table-cell>
          <table:table-cell/>
          <table:table-cell office:value-type="string" calcext:value-type="string">
            <text:p>vendor_id 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2569561656" calcext:value-type="float">
            <text:p>2569561656</text:p>
          </table:table-cell>
          <table:table-cell office:value-type="string" calcext:value-type="string">
            <text:p>apple@gmail.com</text:p>
          </table:table-cell>
          <table:table-cell/>
          <table:table-cell office:value-type="string" calcext:value-type="string">
            <text:p>vendor_name </text:p>
          </table:table-cell>
          <table:table-cell office:value-type="string" calcext:value-type="string">
            <text:p>Apple </text:p>
          </table:table-cell>
          <table:table-cell office:value-type="string" calcext:value-type="string">
            <text:p><text:s/>Microsoft </text:p>
          </table:table-cell>
          <table:table-cell office:value-type="string" calcext:value-type="string">
            <text:p>Lenovo </text:p>
          </table:table-cell>
          <table:table-cell office:value-type="string" calcext:value-type="string">
            <text:p>Asus </text:p>
          </table:table-cell>
          <table:table-cell office:value-type="string" calcext:value-type="string">
            <text:p>Dell </text:p>
          </table:table-cell>
          <table:table-cell office:value-type="string" calcext:value-type="string">
            <text:p>Monoprice </text:p>
          </table:table-cell>
          <table:table-cell office:value-type="string" calcext:value-type="string">
            <text:p>Sony 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6165486561" calcext:value-type="float">
            <text:p>6165486561</text:p>
          </table:table-cell>
          <table:table-cell office:value-type="string" calcext:value-type="string">
            <text:p>microsoft@gmail.com</text:p>
          </table:table-cell>
          <table:table-cell/>
          <table:table-cell office:value-type="string" calcext:value-type="string">
            <text:p>vendor_phone </text:p>
          </table:table-cell>
          <table:table-cell office:value-type="float" office:value="2569561656" calcext:value-type="float">
            <text:p>2569561656</text:p>
          </table:table-cell>
          <table:table-cell office:value-type="float" office:value="6165486561" calcext:value-type="float">
            <text:p>6165486561</text:p>
          </table:table-cell>
          <table:table-cell office:value-type="float" office:value="3215689466" calcext:value-type="float">
            <text:p>3215689466</text:p>
          </table:table-cell>
          <table:table-cell office:value-type="float" office:value="9568484613" calcext:value-type="float">
            <text:p>9568484613</text:p>
          </table:table-cell>
          <table:table-cell office:value-type="float" office:value="8465473132" calcext:value-type="float">
            <text:p>8465473132</text:p>
          </table:table-cell>
          <table:table-cell office:value-type="float" office:value="3189831684" calcext:value-type="float">
            <text:p>3189831684</text:p>
          </table:table-cell>
          <table:table-cell office:value-type="float" office:value="4846531876" calcext:value-type="float">
            <text:p>484653187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3215689466" calcext:value-type="float">
            <text:p>3215689466</text:p>
          </table:table-cell>
          <table:table-cell office:value-type="string" calcext:value-type="string">
            <text:p>lenovo@gmail.com</text:p>
          </table:table-cell>
          <table:table-cell/>
          <table:table-cell office:value-type="string" calcext:value-type="string">
            <text:p>vender_email</text:p>
          </table:table-cell>
          <table:table-cell office:value-type="string" calcext:value-type="string">
            <text:p>apple@gmail.com</text:p>
          </table:table-cell>
          <table:table-cell office:value-type="string" calcext:value-type="string">
            <text:p>microsoft@gmail.com</text:p>
          </table:table-cell>
          <table:table-cell office:value-type="string" calcext:value-type="string">
            <text:p>lenovo@gmail.com</text:p>
          </table:table-cell>
          <table:table-cell office:value-type="string" calcext:value-type="string">
            <text:p>asus@gmail.com</text:p>
          </table:table-cell>
          <table:table-cell office:value-type="string" calcext:value-type="string">
            <text:p>dell@gmail.com</text:p>
          </table:table-cell>
          <table:table-cell office:value-type="string" calcext:value-type="string">
            <text:p>monoprice@gmail.com</text:p>
          </table:table-cell>
          <table:table-cell office:value-type="string" calcext:value-type="string">
            <text:p>sony@gmail.com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9568484613" calcext:value-type="float">
            <text:p>9568484613</text:p>
          </table:table-cell>
          <table:table-cell office:value-type="string" calcext:value-type="string">
            <text:p>asus@gmail.com</text:p>
          </table:table-cell>
          <table:table-cell table:number-columns-repeated="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8465473132" calcext:value-type="float">
            <text:p>8465473132</text:p>
          </table:table-cell>
          <table:table-cell office:value-type="string" calcext:value-type="string">
            <text:p>dell@gmail.com</text:p>
          </table:table-cell>
          <table:table-cell table:number-columns-repeated="9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3189831684" calcext:value-type="float">
            <text:p>3189831684</text:p>
          </table:table-cell>
          <table:table-cell office:value-type="string" calcext:value-type="string">
            <text:p>monoprice@gmail.com</text:p>
          </table:table-cell>
          <table:table-cell table:number-columns-repeated="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4846531876" calcext:value-type="float">
            <text:p>4846531876</text:p>
          </table:table-cell>
          <table:table-cell office:value-type="string" calcext:value-type="string">
            <text:p>sony@gmail.co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8:52:55.446551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4-26T08:53:23.926987314</dc:date>
    <meta:editing-duration>PT17M26S</meta:editing-duration>
    <meta:editing-cycles>2</meta:editing-cycles>
    <meta:document-statistic meta:table-count="1" meta:cell-count="64" meta:object-count="0"/>
  </office:meta>
</office:document-meta>
</file>